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ahs" svg:font-family="Aah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rman Participants" svg:font-family="'German Participants'" style:font-adornments="Standard"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table:align="margin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table:align="margin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table:align="margin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table:align="margin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table:align="margin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table:align="margin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table:align="margin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table:align="margin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table:align="margin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table:align="margin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table:align="margin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2" style:family="table-row">
      <style:table-row-properties fo:background-color="transparent" style:keep-together="true" fo:keep-together="auto">
        <style:background-image/>
      </style:table-row-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Footer_20_left" style:master-page-name="">
      <style:paragraph-properties style:page-number="auto"/>
    </style:style>
    <style:style style:name="P2" style:family="paragraph" style:parent-style-name="Footer_20_left">
      <style:paragraph-properties fo:text-align="end"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Table_20_Contents" style:list-style-name="L1"/>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list-style-name="L1">
      <style:text-properties style:font-name="Georgia1" style:font-name-asian="DejaVu Sans" style:font-name-complex="DejaVu Sans"/>
    </style:style>
    <style:style style:name="P9"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10"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ext_20_body">
      <style:text-properties style:font-name="Georgia1"/>
    </style:style>
    <style:style style:name="P14" style:family="paragraph" style:parent-style-name="Text_20_body">
      <style:text-properties style:font-name="Georgia1" fo:background-color="transparent"/>
    </style:style>
    <style:style style:name="P15"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style:text-properties style:font-name="Georgia1"/>
    </style:style>
    <style:style style:name="P18" style:family="paragraph" style:parent-style-name="Heading_20_1">
      <style:paragraph-properties fo:break-before="page"/>
    </style:style>
    <style:style style:name="P19" style:family="paragraph" style:parent-style-name="Heading_20_1" style:master-page-name="">
      <style:paragraph-properties style:page-number="auto" fo:break-before="page"/>
    </style:style>
    <style:style style:name="P20" style:family="paragraph" style:parent-style-name="Heading_20_2">
      <style:paragraph-properties fo:margin-top="0.423cm" fo:margin-bottom="0.212cm"/>
      <style:text-properties fo:background-color="transparent"/>
    </style:style>
    <style:style style:name="P21" style:family="paragraph" style:parent-style-name="Heading_20_3">
      <style:text-properties style:font-name="Nimbus Sans L" style:font-name-asian="DejaVu Sans" style:font-name-complex="DejaVu Sans"/>
    </style:style>
    <style:style style:name="P22"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T1" style:family="text">
      <style:text-properties style:font-name="Nimbus Roman No9 L" fo:font-size="12pt" style:font-size-asian="12pt" style:font-size-complex="12pt"/>
    </style:style>
    <style:style style:name="T2" style:family="text">
      <style:text-properties fo:font-size="12pt" style:font-size-asian="12pt" style:font-size-complex="12pt"/>
    </style:style>
    <style:style style:name="T3" style:family="text">
      <style:text-properties style:font-name="Nimbus Sans L" style:font-name-asian="DejaVu Sans" style:font-name-complex="DejaVu Sans"/>
    </style:style>
    <style:style style:name="T4" style:family="text">
      <style:text-properties style:font-name="Nimbus Sans L" fo:background-color="transparent" style:font-name-asian="DejaVu Sans" style:font-name-complex="DejaVu Sans"/>
    </style:style>
    <style:style style:name="T5" style:family="text">
      <style:text-properties style:font-name="Nimbus Sans L" fo:background-color="#ffff00" style:font-name-asian="DejaVu Sans" style:font-name-complex="DejaVu Sans"/>
    </style:style>
    <style:style style:name="T6" style:family="text">
      <style:text-properties style:font-name-asian="DejaVu Sans" style:font-name-complex="DejaVu Sans"/>
    </style:style>
    <style:style style:name="T7" style:family="text">
      <style:text-properties fo:background-color="#ffff00"/>
    </style:style>
    <style:style style:name="T8" style:family="text">
      <style:text-properties style:font-name="Courier New"/>
    </style:style>
    <style:style style:name="T9" style:family="text">
      <style:text-properties fo:background-color="transparent" style:font-name-asian="DejaVu Sans" style:font-name-complex="DejaVu Sans"/>
    </style:style>
    <style:style style:name="T10" style:family="text">
      <style:text-properties style:font-name="Georgia1"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ption of the TFTASOLVER Algorithms</text:p>
      <text:p text:style-name="Standard"/>
      <text:p text:style-name="Subtitle">Simon J. Schilling</text:p>
      <text:p text:style-name="Subtitle">2008</text:p>
      <text:p text:style-name="Subtitle">Part of the TFTASolver package at tftasolver.berlios.de</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3">1 This Document<text:tab/>2</text:p>
          <text:p text:style-name="P4">1.1 Aim and Audience<text:tab/>2</text:p>
          <text:p text:style-name="P4">1.2 Other Documentation of TFTASolver<text:tab/>2</text:p>
          <text:p text:style-name="P4">1.3 Copyright / License<text:tab/>2</text:p>
          <text:p text:style-name="P4">1.4 Contact to the Author<text:tab/>2</text:p>
          <text:p text:style-name="P3">2 Important Algorithms in TFTASolver<text:tab/>2</text:p>
          <text:p text:style-name="P4">2.1 Functional Description (Overview)<text:tab/>2</text:p>
          <text:p text:style-name="P4">2.2 Unit uTFTALogic<text:tab/>2</text:p>
          <text:p text:style-name="P5">2.2.1 uTFTALogic.SimplificationMainLoop<text:tab/>2</text:p>
          <text:p text:style-name="P5">2.2.2 ANDFalse<text:tab/>2</text:p>
          <text:p text:style-name="P5">2.2.3 &lt;XXX&gt;Split<text:tab/>3</text:p>
          <text:p text:style-name="P5">2.2.4 uTFTALogic.ANDTrue<text:tab/>3</text:p>
          <text:p text:style-name="P5">2.2.5 uTFTALogic.GenericUpdateObject<text:tab/>3</text:p>
          <text:p text:style-name="P5">2.2.6 uTFTALogic.LawOfCompleteness<text:tab/>4</text:p>
          <text:p text:style-name="P5">2.2.7 uTFTALogic.LawOfIdempotency<text:tab/>4</text:p>
          <text:p text:style-name="P5">2.2.8 uTFTALogic.LawOfNonrecurrence<text:tab/>4</text:p>
          <text:p text:style-name="P5">2.2.9 uTFTALogic.NOTFalseTrue<text:tab/>5</text:p>
          <text:p text:style-name="P5">2.2.10 uTFTALogic.NOTNOT<text:tab/>5</text:p>
          <text:p text:style-name="P5">2.2.11 uTFTALogic.ORXORFalse<text:tab/>5</text:p>
          <text:p text:style-name="P5">2.2.12 uTFTALogic.ORXORTrue<text:tab/>5</text:p>
          <text:p text:style-name="P5">2.2.13 uTFTALogic.PANDFalse<text:tab/>6</text:p>
          <text:p text:style-name="P5">2.2.14 uTFTALogic.PANDMultiples<text:tab/>6</text:p>
          <text:p text:style-name="P5">2.2.15 uTFTALogic.PANDPANDTransform<text:tab/>6</text:p>
          <text:p text:style-name="P5">2.2.16 uTFTALogic.SANDFalse<text:tab/>6</text:p>
          <text:p text:style-name="P5">2.2.17 uTFTALogic.SANDPANDTransform<text:tab/>6</text:p>
          <text:p text:style-name="P4">2.3 Unit uTFTAExpression<text:tab/>7</text:p>
          <text:p text:style-name="P4">2.4 Unit uTFTAObject<text:tab/>7</text:p>
          <text:p text:style-name="P4">2.5 Unit uTFTAFormTFTASolver<text:tab/>7</text:p>
        </text:index-body>
      </text:table-of-content>
      <text:p text:style-name="Standard"/>
      <text:h text:style-name="P18"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me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7">(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ti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text:h>
      <text:p text:style-name="Text_20_body">Via Email: <text:span text:style-name="T8">sjschilling (at) gmx (dot) net <text:tab/></text:span><text:tab/></text:p>
      <text:p text:style-name="Text_20_body">Using secure communication via PGP / GPG is highly encouraged. <text:s/></text:p>
      <text:p text:style-name="Text_20_body">Author's GPG-Key-ID: <text:a xlink:type="simple" xlink:href="http://gpg-keyserver.de/pks/lookup?op=get&amp;search=0x050BFC1DC7A9A4BB"><text:span text:style-name="T8">0xC7A9A4BB</text:span></text:a></text:p>
      <text:p text:style-name="P16">More information may be found at the project's homepage at <text:a xlink:type="simple" xlink:href="http://tftasolver.berlios.de/"><text:span text:style-name="T8">http://tftasolver.berlios.de</text:span></text:a>.</text:p>
      <text:h text:style-name="P19" text:outline-level="1">Important Algorithms in TFTASolver</text:h>
      <text:h text:style-name="Heading_20_2" text:outline-level="2">Functional Description (Overview)</text:h>
      <text:h text:style-name="Heading_20_2" text:outline-level="2">Unit uTFTALogic</text:h>
      <text:h text:style-name="Heading_20_3" text:outline-level="3">uTFTALogic.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row>
          <table:table-cell table:style-name="Tabelle13.A1" office:value-type="string">
            <text:list xml:id="list1712451643" text:style-name="L1">
              <text:list-header>
                <text:p text:style-name="P9">Explanation</text:p>
              </text:list-header>
            </text:list>
          </table:table-cell>
          <table:table-cell table:style-name="Tabelle13.B1" office:value-type="string">
            <text:list xml:id="list1569321539" text:continue-numbering="true" text:style-name="L1">
              <text:list-header>
                <text:p text:style-name="P9">Example</text:p>
              </text:list-header>
            </text:list>
          </table:table-cell>
        </table:table-row>
        <table:table-row table:style-name="Tabelle13.2">
          <table:table-cell table:style-name="Tabelle13.A2" office:value-type="string">
            <text:list xml:id="list419581297" text:continue-numbering="true" text:style-name="L1">
              <text:list-item>
                <text:p text:style-name="P8">Call each of the following functions for the given term, iff the flag indicating a change of the given term is not set; note: this means that the first of these functions which actually changes the given term sets the flag indicating a change, the following functions are not entered during this loop.</text:p>
                <text:list>
                  <text:list-item>
                    <text:p text:style-name="P6"><text:span text:style-name="T6">PANDSplit</text:span></text:p>
                  </text:list-item>
                  <text:list-item>
                    <text:p text:style-name="P6"><text:span text:style-name="T6">PANDFalse</text:span></text:p>
                  </text:list-item>
                  <text:list-item>
                    <text:p text:style-name="P6"><text:span text:style-name="T6">ANDFalse</text:span></text:p>
                  </text:list-item>
                  <text:list-item>
                    <text:p text:style-name="P6"><text:span text:style-name="T6">SANDFalse</text:span></text:p>
                  </text:list-item>
                  <text:list-item>
                    <text:p text:style-name="P6"><text:span text:style-name="T6">ORXORTrue</text:span></text:p>
                  </text:list-item>
                  <text:list-item>
                    <text:p text:style-name="P6"><text:span text:style-name="T6">NOTFalseTrue</text:span></text:p>
                  </text:list-item>
                  <text:list-item>
                    <text:p text:style-name="P6"><text:span text:style-name="T6">NOTNOT</text:span></text:p>
                  </text:list-item>
                  <text:list-item>
                    <text:p text:style-name="P6"><text:span text:style-name="T6">ANDTrue</text:span></text:p>
                  </text:list-item>
                  <text:list-item>
                    <text:p text:style-name="P6">ORXORFalse</text:p>
                  </text:list-item>
                  <text:list-item>
                    <text:p text:style-name="P6">PANDMultiples</text:p>
                  </text:list-item>
                  <text:list-item>
                    <text:p text:style-name="P6">LawOfNonrecurrence</text:p>
                  </text:list-item>
                  <text:list-item>
                    <text:p text:style-name="P6">LawOfIdempotency</text:p>
                  </text:list-item>
                  <text:list-item>
                    <text:p text:style-name="P6">LawOfCompleteness</text:p>
                  </text:list-item>
                  <text:list-item>
                    <text:p text:style-name="P6">PANDPANDTransform</text:p>
                  </text:list-item>
                  <text:list-item>
                    <text:p text:style-name="P6">SANDPANDTransform<text:tab/> </text:p>
                  </text:list-item>
                </text:list>
              </text:list-item>
              <text:list-item>
                <text:p text:style-name="P6"><text:span text:style-name="T10">If a change of the given term occured: restart at point 1.(a);<text:line-break/>else (no change): reread the given term (in order to apply possible ealier changes) </text:span></text:p>
              </text:list-item>
              <text:list-item>
                <text:p text:style-name="P8">if given term has children: run SimplificationLoop on each of the children</text:p>
              </text:list-item>
              <text:list-item>
                <text:p text:style-name="P8">if any child of the given term is changed: loop back to point 1 (for child)</text:p>
              </text:list-item>
              <text:list-item>
                <text:p text:style-name="P8">else (no child changed): Return status of flag indicating any change</text:p>
              </text:list-item>
            </text:list>
          </table:table-cell>
          <table:table-cell table:style-name="Tabelle13.B2" office:value-type="string">
            <text:list xml:id="list757302729" text:continue-numbering="true" text:style-name="L1">
              <text:list-header>
                <text:p text:style-name="P10">---</text:p>
              </text:list-header>
            </text:list>
          </table:table-cell>
        </table:table-row>
      </table:table>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row>
          <table:table-cell table:style-name="Tabelle2.A1" office:value-type="string">
            <text:list xml:id="list50025232" text:continue-numbering="true" text:style-name="L1">
              <text:list-header>
                <text:p text:style-name="P9">Explanation</text:p>
              </text:list-header>
            </text:list>
          </table:table-cell>
          <table:table-cell table:style-name="Tabelle2.B1" office:value-type="string">
            <text:list xml:id="list352433840" text:continue-numbering="true" text:style-name="L1">
              <text:list-header>
                <text:p text:style-name="P9">Example</text:p>
              </text:list-header>
            </text:list>
          </table:table-cell>
        </table:table-row>
        <table:table-row>
          <table:table-cell table:style-name="Tabelle2.A2" office:value-type="string">
            <text:list xml:id="list1179569031" text:continue-numbering="true" text:style-name="L1">
              <text:list-item>
                <text:p text:style-name="P8">Check if given term (example ) is of type AND; if not then exit.</text:p>
              </text:list-item>
              <text:list-item>
                <text:p text:style-name="P8">Unset flag.</text:p>
              </text:list-item>
              <text:list-item>
                <text:p text:style-name="P8">For each operand of the given term do: if operand = False, then set flag.</text:p>
                <text:p text:style-name="P8"/>
                <text:p text:style-name="P8"/>
              </text:list-item>
              <text:list-item>
                <text:p text:style-name="P8">If flag is set then given term = False</text:p>
              </text:list-item>
            </text:list>
          </table:table-cell>
          <table:table-cell table:style-name="Tabelle2.B2" office:value-type="string">
            <text:list xml:id="list814550565" text:continue-numbering="true" text:style-name="L1">
              <text:list-header>
                <text:p text:style-name="P10">AND[ W,False,Y,Z ]</text:p>
                <text:p text:style-name="P8"/>
                <text:p text:style-name="P10">W &lt;&gt; False → flag = 0,</text:p>
                <text:p text:style-name="P10">False = False → flag = 1, ...</text:p>
                <text:p text:style-name="P10"/>
                <text:p text:style-name="P10">False</text:p>
              </text:list-header>
            </text:list>
          </table:table-cell>
        </table:table-row>
      </table:table>
      <text:h text:style-name="P21" text:outline-level="3">&lt;XXX&gt;Split</text:h>
      <text:p text:style-name="Text_20_body">&lt;XXX&gt; can stand for either of the following: AND, OR, XOR, PAND, SAND.</text:p>
      <text:p text:style-name="Text_20_body"><text:soft-page-break/>Functionality: Splits temporal terms of type &lt;XXX&gt; with more than two operands into cascading terms each of which is also of type &lt;XXX&gt; but has exactly two operands.</text:p>
      <text:p text:style-name="Text_20_body">Example: AND[ W,X,Y,Z ] → AND[ AND[ AND[ W,X ] ,Y ] ,Z ]</text:p>
      <text:p text:style-name="Text_20_body">Algorithm:</text:p>
      <table:table table:name="Tabelle1" table:style-name="Tabelle1">
        <table:table-column table:style-name="Tabelle1.A"/>
        <table:table-column table:style-name="Tabelle1.B"/>
        <table:table-row>
          <table:table-cell table:style-name="Tabelle1.A1" office:value-type="string">
            <text:list xml:id="list1866836057" text:continue-numbering="true" text:style-name="L1">
              <text:list-header>
                <text:p text:style-name="P9">Explanation</text:p>
              </text:list-header>
            </text:list>
          </table:table-cell>
          <table:table-cell table:style-name="Tabelle1.B1" office:value-type="string">
            <text:list xml:id="list1277108619" text:continue-numbering="true" text:style-name="L1">
              <text:list-header>
                <text:p text:style-name="P9">Example</text:p>
              </text:list-header>
            </text:list>
          </table:table-cell>
        </table:table-row>
        <table:table-row>
          <table:table-cell table:style-name="Tabelle1.A2" office:value-type="string">
            <text:list xml:id="list286081990" text:continue-numbering="true" text:style-name="L1">
              <text:list-item>
                <text:p text:style-name="P8">Check if given term (example ) is of type &lt;XXX&gt; and if it has &gt;2 operands; if not then exit.</text:p>
              </text:list-item>
              <text:list-item>
                <text:p text:style-name="P8">Take the first two operands and make tempExpr = &lt;XXX&gt;[ op1,op2 ] </text:p>
              </text:list-item>
              <text:list-item>
                <text:p text:style-name="P8">Check if in EventList there is a event with temporalExpression = tempExpr</text:p>
              </text:list-item>
              <text:list-item>
                <text:p text:style-name="P8">If yes, then tempTerm is a pointer to this existing event, <text:line-break/>else, then tempTerm is created as new TTFTAObject with tempExpr.</text:p>
              </text:list-item>
              <text:list-item>
                <text:p text:style-name="P8">If in given term there are operands left then </text:p>
                <text:list>
                  <text:list-item>
                    <text:p text:style-name="P8">tempExpr = &lt;XXX&gt;[ tempTerm, nextoperand ]</text:p>
                  </text:list-item>
                  <text:list-item>
                    <text:p text:style-name="P8">goto 2.</text:p>
                    <text:p text:style-name="P8">:</text:p>
                    <text:p text:style-name="P8">:</text:p>
                  </text:list-item>
                </text:list>
              </text:list-item>
              <text:list-item>
                <text:p text:style-name="P8">If in given term there are no operands left then exit.</text:p>
              </text:list-item>
            </text:list>
          </table:table-cell>
          <table:table-cell table:style-name="Tabelle1.B2" office:value-type="string">
            <text:list xml:id="list568141769" text:continue-numbering="true" text:style-name="L1">
              <text:list-header>
                <text:p text:style-name="P10">AND[ W,X,Y,Z ]</text:p>
                <text:p text:style-name="P10"/>
                <text:p text:style-name="P10">AND[ W,X ]</text:p>
                <text:p text:style-name="P10"/>
              </text:list-header>
              <text:list-item>
                <text:p text:style-name="P10"/>
                <text:p text:style-name="P10">AND[ W,X ]</text:p>
                <text:p text:style-name="P10"/>
                <text:p text:style-name="P10">AND[ AND[ W,X ] ,Y ]</text:p>
              </text:list-item>
              <text:list-item>
                <text:p text:style-name="P10">:</text:p>
              </text:list-item>
              <text:list-item>
                <text:p text:style-name="P10">:</text:p>
                <text:p text:style-name="P15">AND[ AND[ AND[ W,X ] ,Y ] ,Z ]</text:p>
              </text:list-item>
            </text:list>
          </table:table-cell>
        </table:table-row>
      </table:table>
      <text:h text:style-name="P22" text:outline-level="3">uTFTALogic.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row>
          <table:table-cell table:style-name="Tabelle6.A1" office:value-type="string">
            <text:list xml:id="list1096181340" text:continue-numbering="true" text:style-name="L1">
              <text:list-header>
                <text:p text:style-name="P9">Explanation</text:p>
              </text:list-header>
            </text:list>
          </table:table-cell>
          <table:table-cell table:style-name="Tabelle6.B1" office:value-type="string">
            <text:list xml:id="list538536285" text:continue-numbering="true" text:style-name="L1">
              <text:list-header>
                <text:p text:style-name="P9">Example</text:p>
              </text:list-header>
            </text:list>
          </table:table-cell>
        </table:table-row>
        <table:table-row>
          <table:table-cell table:style-name="Tabelle6.A2" office:value-type="string">
            <text:list xml:id="list1643372843" text:continue-list="list538536285" text:style-name="L1">
              <text:list-item text:start-value="1">
                <text:p text:style-name="P8">Check if given term (example ) is of type AND; if not then exit.</text:p>
              </text:list-item>
              <text:list-item>
                <text:p text:style-name="P8">For each operand of the given term do: if operand = True, then remove operand from given term.</text:p>
              </text:list-item>
              <text:list-item>
                <text:p text:style-name="P8">If only one operand in given term left, then given term = operand</text:p>
              </text:list-item>
              <text:list-item>
                <text:p text:style-name="P8">else if no operand in given term left, then given term = <text:s/>True</text:p>
              </text:list-item>
              <text:list-item>
                <text:p text:style-name="P8">exit.</text:p>
              </text:list-item>
            </text:list>
          </table:table-cell>
          <table:table-cell table:style-name="Tabelle6.B2" office:value-type="string">
            <text:list xml:id="list1103139554" text:continue-numbering="true" text:style-name="L1">
              <text:list-header>
                <text:p text:style-name="P10">AND[ W,True,Y,Z ]</text:p>
                <text:p text:style-name="P10">W &lt;&gt; True, </text:p>
                <text:p text:style-name="P10">True = True → OR[ W,Y,Z ]</text:p>
                <text:p text:style-name="P10"/>
                <text:p text:style-name="P11"/>
              </text:list-header>
            </text:list>
          </table:table-cell>
        </table:table-row>
      </table:table>
      <text:h text:style-name="P22" text:outline-level="3">uTFTALogic.GenericUpdateObject</text:h>
      <text:p text:style-name="Text_20_body">Functionality: Modifies a given event to point to another event in EventList, which was found to be logicall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esign was chosen: Each event has a falg called “needsToBeUpdated” and a pointer to a next event (called “pointerToUpdate”). If a given term is changed to a new term (which has another entry in EventList), then the old event is kept (in order to allow all the other of its parents to live on) but its flag and pointer are set. Now, every time some event calls this event from its children-list, then the children-list is altered and follows the pointer to the new event.</text:p>
      <text:p text:style-name="Text_20_body">Example: PAND[ X,X ] → False</text:p>
      <text:p text:style-name="Text_20_body">Algorithm:</text:p>
      <table:table table:name="Tabelle7" table:style-name="Tabelle7">
        <table:table-column table:style-name="Tabelle7.A"/>
        <table:table-column table:style-name="Tabelle7.B"/>
        <table:table-row>
          <table:table-cell table:style-name="Tabelle7.A1" office:value-type="string">
            <text:list xml:id="list1725474031" text:continue-numbering="true" text:style-name="L1">
              <text:list-header>
                <text:p text:style-name="P9">Explanation</text:p>
              </text:list-header>
            </text:list>
          </table:table-cell>
          <table:table-cell table:style-name="Tabelle7.B1" office:value-type="string">
            <text:list xml:id="list324751311" text:continue-numbering="true" text:style-name="L1">
              <text:list-header>
                <text:p text:style-name="P9">Example</text:p>
              </text:list-header>
            </text:list>
          </table:table-cell>
        </table:table-row>
        <table:table-row>
          <table:table-cell table:style-name="Tabelle7.A2" office:value-type="string">
            <text:list xml:id="list263326809" text:continue-list="list324751311" text:style-name="L1">
              <text:list-item text:start-value="1">
                <text:p text:style-name="P8">Set given term pointer to updated event </text:p>
              </text:list-item>
              <text:list-item>
                <text:p text:style-name="P8">Set given term flag “NeedsToBeUpdated”</text:p>
              </text:list-item>
              <text:list-item>
                <text:p text:style-name="P8">Reread the pointer which showed to the given event, this triggers a routine within the given events list of children (type: TTFTAList) to “re-point” to the new event.</text:p>
              </text:list-item>
              <text:list-item>
                <text:p text:style-name="P8">Update the options and characteristics of the “current” parent of the given event in order to take into account that one of its children (the given event) has changed.</text:p>
              </text:list-item>
            </text:list>
          </table:table-cell>
          <table:table-cell table:style-name="Tabelle7.B2" office:value-type="string">
            <text:list xml:id="list376084787" text:continue-numbering="true" text:style-name="L1">
              <text:list-item>
                <text:list>
                  <text:list-item>
                    <text:list>
                      <text:list-header>
                        <text:p text:style-name="P10">---</text:p>
                      </text:list-header>
                    </text:list>
                  </text:list-item>
                </text:list>
                <text:p text:style-name="P10"/>
                <text:p text:style-name="P10"/>
                <text:p text:style-name="P11"/>
              </text:list-item>
            </text:list>
          </table:table-cell>
        </table:table-row>
      </table:table>
      <text:h text:style-name="P22" text:outline-level="3"><text:soft-page-break/>uTFTALogic.LawOfCompleteness</text:h>
      <text:p text:style-name="Text_20_body"><text:span text:style-name="T3">(TBD)</text:span></text:p>
      <text:h text:style-name="P22" text:outline-level="3">uTFTALogic.LawOfIdempotency</text:h>
      <text:p text:style-name="Text_20_body"><text:span text:style-name="T3">(TBD)</text:span></text:p>
      <text:h text:style-name="P22" text:outline-level="3">uTFTALogic.LawOfNonrecurrence</text:h>
      <text:p text:style-name="Text_20_body">Functionality: Look for and filter recurrences of events.</text:p>
      <text:p text:style-name="Text_20_body">Background: If a temporal term requires that a event happened at one time, then if in the same term the same event recurres for a later time the term (or at least some part of it) is False.</text:p>
      <text:p text:style-name="Text_20_body">Examples: <text:tab/>PAND[ X,X ] → False <text:line-break/><text:tab/><text:tab/>PAND[ X, PAND[ Y,X ] ] → False<text:line-break/><text:tab/>but:<text:tab/>PAND[ X, PAND[ X,Y ] ] → PAND[ X,Y ]</text:p>
      <text:p text:style-name="Text_20_body">Algorithm:</text:p>
      <table:table table:name="Tabelle9" table:style-name="Tabelle9">
        <table:table-column table:style-name="Tabelle9.A"/>
        <table:table-column table:style-name="Tabelle9.B"/>
        <table:table-row>
          <table:table-cell table:style-name="Tabelle9.A1" office:value-type="string">
            <text:list xml:id="list1405505172" text:continue-numbering="true" text:style-name="L1">
              <text:list-header>
                <text:p text:style-name="P9">Explanation</text:p>
              </text:list-header>
            </text:list>
          </table:table-cell>
          <table:table-cell table:style-name="Tabelle9.B1" office:value-type="string">
            <text:list xml:id="list327601768" text:continue-numbering="true" text:style-name="L1">
              <text:list-header>
                <text:p text:style-name="P9">Example</text:p>
              </text:list-header>
            </text:list>
          </table:table-cell>
        </table:table-row>
        <table:table-row>
          <table:table-cell table:style-name="Tabelle9.A2" office:value-type="string">
            <text:list xml:id="list1134600971" text:continue-list="list327601768" text:style-name="L1">
              <text:list-item text:start-value="1">
                <text:p text:style-name="P8">Check if given term (example ) is of type PAND; if not then exit.</text:p>
              </text:list-item>
              <text:list-item>
                <text:p text:style-name="P8">Check if given term has only two operands, if not then exit.</text:p>
              </text:list-item>
              <text:list-item>
                <text:p text:style-name="P8">Take first operand and according to the type, extract all events and put them to the “A-list” (note: “term” in this context denotes each and every (sub)term that is currently inspected):</text:p>
                <text:list>
                  <text:list-item>
                    <text:p text:style-name="P8">if type of term is PAND or SAND or AND: add whole term itself to A-list and continue inspection (step 3) for all operands of term (i.e. next lower level of inspection).</text:p>
                  </text:list-item>
                  <text:list-item>
                    <text:p text:style-name="P8">if type of term is OR or XOR or term is a basic event: add only the whole term itself to A-list and return to next higher level of inspection (step 3).</text:p>
                  </text:list-item>
                  <text:list-item>
                    <text:p text:style-name="P8">if type of term is NOT then return to next higher level of inspection (step 3) (NOT-PANDs are covered separately).</text:p>
                  </text:list-item>
                </text:list>
              </text:list-item>
              <text:list-item>
                <text:p text:style-name="P8">Take second operand and according to the type, extract all events and put them to the “B-list” (note: “term” in this context denotes each and every (sub)term that is currently inspected):</text:p>
                <text:list>
                  <text:list-item>
                    <text:p text:style-name="P8">if type of term is PAND: add the term itself to B-list and continue inspection (step 4) for last operand of term.</text:p>
                  </text:list-item>
                  <text:list-item>
                    <text:p text:style-name="P8">If type of term is AND or SAND: add the term itself to B-list and continue inspection (step 4) for all operands of term.</text:p>
                  </text:list-item>
                  <text:list-item>
                    <text:p text:style-name="P8">if type of term is OR or XOR or term is a basic event: add only the whole term itself to B-list and return to next higher level of inspection (step 4).</text:p>
                  </text:list-item>
                  <text:list-item>
                    <text:p text:style-name="P8">if type of term is NOT then return to next higher level of inspection (step 4) (NOT-PANDs are covered separately).</text:p>
                  </text:list-item>
                  <text:list-item>
                    <text:p text:style-name="P8">At each step before continuing the inspection check wether any of the events in B-list is listed in A-list.</text:p>
                  </text:list-item>
                  <text:list-item>
                    <text:p text:style-name="P8">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2128312046" text:continue-numbering="true" text:style-name="L1">
              <text:list-header>
                <text:p text:style-name="P10">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P22" text:outline-level="3">uTFTALogic.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row>
          <table:table-cell table:style-name="Tabelle10.A1" office:value-type="string">
            <text:list xml:id="list984625231" text:continue-numbering="true" text:style-name="L1">
              <text:list-header>
                <text:p text:style-name="P9">Explanation</text:p>
              </text:list-header>
            </text:list>
          </table:table-cell>
          <table:table-cell table:style-name="Tabelle10.B1" office:value-type="string">
            <text:list xml:id="list343790956" text:continue-numbering="true" text:style-name="L1">
              <text:list-header>
                <text:p text:style-name="P9">Example</text:p>
              </text:list-header>
            </text:list>
          </table:table-cell>
        </table:table-row>
        <table:table-row>
          <table:table-cell table:style-name="Tabelle10.A2" office:value-type="string">
            <text:list xml:id="list1966635476" text:continue-list="list343790956" text:style-name="L1">
              <text:list-item text:start-value="1">
                <text:p text:style-name="P8">Check if given term is of type NOT and that child of given term is either False or True; if not then exit.</text:p>
              </text:list-item>
              <text:list-item>
                <text:p text:style-name="P8">If child of given term ist True then set given term to False; <text:line-break/><text:soft-page-break/>else set given term is set to True.</text:p>
              </text:list-item>
            </text:list>
          </table:table-cell>
          <table:table-cell table:style-name="Tabelle10.B2" office:value-type="string">
            <text:list xml:id="list1204066639" text:continue-numbering="true" text:style-name="L1">
              <text:list-header>
                <text:p text:style-name="P15">NOT[False] </text:p>
                <text:p text:style-name="P8"/>
                <text:p text:style-name="P10">True</text:p>
              </text:list-header>
            </text:list>
          </table:table-cell>
        </table:table-row>
      </table:table>
      <text:h text:style-name="P22" text:outline-level="3">uTFTALogic.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row>
          <table:table-cell table:style-name="Tabelle8.A1" office:value-type="string">
            <text:list xml:id="list70390954" text:continue-numbering="true" text:style-name="L1">
              <text:list-header>
                <text:p text:style-name="P9">Explanation</text:p>
              </text:list-header>
            </text:list>
          </table:table-cell>
          <table:table-cell table:style-name="Tabelle8.B1" office:value-type="string">
            <text:list xml:id="list1014026259" text:continue-numbering="true" text:style-name="L1">
              <text:list-header>
                <text:p text:style-name="P9">Example</text:p>
              </text:list-header>
            </text:list>
          </table:table-cell>
        </table:table-row>
        <table:table-row>
          <table:table-cell table:style-name="Tabelle8.A2" office:value-type="string">
            <text:list xml:id="list871054036" text:continue-list="list1014026259" text:style-name="L1">
              <text:list-item text:start-value="1">
                <text:p text:style-name="P8">Check if given term is of type NOT and that child of given term is of type NOT; if not then exit.</text:p>
              </text:list-item>
              <text:list-item>
                <text:p text:style-name="P8">Given Term is set to child of the child of given term.</text:p>
              </text:list-item>
            </text:list>
          </table:table-cell>
          <table:table-cell table:style-name="Tabelle8.B2" office:value-type="string">
            <text:list xml:id="list1275797027" text:continue-numbering="true" text:style-name="L1">
              <text:list-header>
                <text:p text:style-name="P10">NOT[ NOT[ X ]] </text:p>
                <text:p text:style-name="P8"/>
                <text:p text:style-name="P10">X</text:p>
              </text:list-header>
            </text:list>
          </table:table-cell>
        </table:table-row>
      </table:table>
      <text:h text:style-name="P22" text:outline-level="3">uTFTALogic.ORXORFalse</text:h>
      <text:p text:style-name="Text_20_body">Functionality: Remove any occurrences of False in an OR or an XOR term. If afterwards only one operand is left, then retu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row>
          <table:table-cell table:style-name="Tabelle5.A1" office:value-type="string">
            <text:list xml:id="list392539538" text:continue-numbering="true" text:style-name="L1">
              <text:list-header>
                <text:p text:style-name="P9">Explanation</text:p>
              </text:list-header>
            </text:list>
          </table:table-cell>
          <table:table-cell table:style-name="Tabelle5.B1" office:value-type="string">
            <text:list xml:id="list1247310721" text:continue-numbering="true" text:style-name="L1">
              <text:list-header>
                <text:p text:style-name="P9">Example</text:p>
              </text:list-header>
            </text:list>
          </table:table-cell>
        </table:table-row>
        <table:table-row>
          <table:table-cell table:style-name="Tabelle5.A2" office:value-type="string">
            <text:list xml:id="list1989775145" text:continue-list="list1247310721" text:style-name="L1">
              <text:list-item text:start-value="1">
                <text:p text:style-name="P8">Check if given term (example ) is of type OR or XOR; if not then exit.</text:p>
              </text:list-item>
              <text:list-item>
                <text:p text:style-name="P8">For each operand of the given term do: if operand = False, then remove operand from given term.</text:p>
              </text:list-item>
              <text:list-item>
                <text:p text:style-name="P8">If only one operand in given term left, then given term = operand</text:p>
              </text:list-item>
              <text:list-item>
                <text:p text:style-name="P8">else if no operand in given term left, then given term = False</text:p>
              </text:list-item>
              <text:list-item>
                <text:p text:style-name="P8">exit.</text:p>
              </text:list-item>
            </text:list>
          </table:table-cell>
          <table:table-cell table:style-name="Tabelle5.B2" office:value-type="string">
            <text:list xml:id="list399240158" text:continue-numbering="true" text:style-name="L1">
              <text:list-header>
                <text:p text:style-name="P10">OR[ W,False,Y,Z ]</text:p>
                <text:p text:style-name="P10">W &lt;&gt; False, </text:p>
                <text:p text:style-name="P10">False = False → OR[ W,Y,Z ]</text:p>
                <text:p text:style-name="P10"/>
                <text:p text:style-name="P11"/>
              </text:list-header>
            </text:list>
          </table:table-cell>
        </table:table-row>
      </table:table>
      <text:h text:style-name="P22" text:outline-level="3">uTFTALogic.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row>
          <table:table-cell table:style-name="Tabelle4.A1" office:value-type="string">
            <text:list xml:id="list1556419949" text:continue-numbering="true" text:style-name="L1">
              <text:list-header>
                <text:p text:style-name="P9">Explanation</text:p>
              </text:list-header>
            </text:list>
          </table:table-cell>
          <table:table-cell table:style-name="Tabelle4.B1" office:value-type="string">
            <text:list xml:id="list978535916" text:continue-numbering="true" text:style-name="L1">
              <text:list-header>
                <text:p text:style-name="P9">Example</text:p>
              </text:list-header>
            </text:list>
          </table:table-cell>
        </table:table-row>
        <table:table-row>
          <table:table-cell table:style-name="Tabelle4.A2" office:value-type="string">
            <text:list xml:id="list1170466112" text:continue-list="list978535916" text:style-name="L1">
              <text:list-item text:start-value="1">
                <text:p text:style-name="P8">Check if given term is of type OR or XOR; if not then exit.</text:p>
              </text:list-item>
              <text:list-item>
                <text:p text:style-name="P8">Unset flag.</text:p>
              </text:list-item>
              <text:list-item>
                <text:p text:style-name="P8">For each operand of the given term do: if operand = True, then set flag.</text:p>
              </text:list-item>
            </text:list>
            <text:p text:style-name="P7"/>
            <text:p text:style-name="P7"/>
            <text:list xml:id="list1232447746" text:continue-numbering="true" text:style-name="L1">
              <text:list-item>
                <text:p text:style-name="P8">If flag is set then given term = True</text:p>
              </text:list-item>
              <text:list-item>
                <text:p text:style-name="P8">exit.</text:p>
              </text:list-item>
            </text:list>
          </table:table-cell>
          <table:table-cell table:style-name="Tabelle4.B2" office:value-type="string">
            <text:list xml:id="list64836276" text:continue-numbering="true" text:style-name="L1">
              <text:list-header>
                <text:p text:style-name="P10">OR[ W,True,Y,Z ]</text:p>
                <text:p text:style-name="P10"/>
                <text:p text:style-name="P10">W &lt;&gt; True → flag = 0,</text:p>
                <text:p text:style-name="P10">True = True → flag = 1, ...</text:p>
                <text:p text:style-name="P10"/>
                <text:p text:style-name="P10">True</text:p>
              </text:list-header>
            </text:list>
          </table:table-cell>
        </table:table-row>
      </table:table>
      <text:h text:style-name="P22" text:outline-level="3">uTFTALogic.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row>
          <table:table-cell table:style-name="Tabelle11.A1" office:value-type="string">
            <text:list xml:id="list1757264903" text:continue-numbering="true" text:style-name="L1">
              <text:list-header>
                <text:p text:style-name="P9">Explanation</text:p>
              </text:list-header>
            </text:list>
          </table:table-cell>
          <table:table-cell table:style-name="Tabelle11.B1" office:value-type="string">
            <text:list xml:id="list1117693004" text:continue-numbering="true" text:style-name="L1">
              <text:list-header>
                <text:p text:style-name="P9">Example</text:p>
              </text:list-header>
            </text:list>
          </table:table-cell>
        </table:table-row>
        <table:table-row>
          <table:table-cell table:style-name="Tabelle11.A2" office:value-type="string">
            <text:list xml:id="list1908435163" text:continue-list="list1117693004" text:style-name="L1">
              <text:list-item text:start-value="1">
                <text:p text:style-name="P8">Check if given term is of type PAND and term has two operands; if not then exit.</text:p>
              </text:list-item>
              <text:list-item>
                <text:p text:style-name="P8">If first operand of term is False then set given term to False;</text:p>
              </text:list-item>
              <text:list-item>
                <text:p text:style-name="P8">else if second operand of term is either True or False then set given term to False.</text:p>
              </text:list-item>
            </text:list>
          </table:table-cell>
          <table:table-cell table:style-name="Tabelle11.B2" office:value-type="string">
            <text:list xml:id="list2177507946" text:continue-numbering="true" text:style-name="L1">
              <text:list-header>
                <text:p text:style-name="P10">PAND[ False,X ] </text:p>
                <text:p text:style-name="P10"/>
                <text:p text:style-name="P10">False = False → <text:line-break/><text:tab/>given term = False,</text:p>
                <text:p text:style-name="P11"/>
              </text:list-header>
            </text:list>
          </table:table-cell>
        </table:table-row>
      </table:table>
      <text:h text:style-name="P22" text:outline-level="3"><text:soft-page-break/>uTFTALogic.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row>
          <table:table-cell table:style-name="Tabelle12.A1" office:value-type="string">
            <text:list xml:id="list1443100935" text:continue-numbering="true" text:style-name="L1">
              <text:list-header>
                <text:p text:style-name="P9">Explanation</text:p>
              </text:list-header>
            </text:list>
          </table:table-cell>
          <table:table-cell table:style-name="Tabelle12.B1" office:value-type="string">
            <text:list xml:id="list1491256186" text:continue-numbering="true" text:style-name="L1">
              <text:list-header>
                <text:p text:style-name="P9">Example</text:p>
              </text:list-header>
            </text:list>
          </table:table-cell>
        </table:table-row>
        <table:table-row>
          <table:table-cell table:style-name="Tabelle12.A2" office:value-type="string">
            <text:list xml:id="list250026495" text:continue-list="list1491256186" text:style-name="L1">
              <text:list-item text:start-value="1">
                <text:p text:style-name="P8">Check if given term is of type PAND and term has two operands; if not then exit.</text:p>
              </text:list-item>
              <text:list-item>
                <text:p text:style-name="P8">If first operand of term equals the second operand then set given term to False;</text:p>
              </text:list-item>
            </text:list>
          </table:table-cell>
          <table:table-cell table:style-name="Tabelle12.B2" office:value-type="string">
            <text:list xml:id="list1775861110" text:continue-numbering="true" text:style-name="L1">
              <text:list-header>
                <text:p text:style-name="P10">---</text:p>
                <text:p text:style-name="P11"/>
              </text:list-header>
            </text:list>
          </table:table-cell>
        </table:table-row>
      </table:table>
      <text:h text:style-name="P22" text:outline-level="3">uTFTALogic.PANDPANDTransform</text:h>
      <text:p text:style-name="Text_20_body"><text:span text:style-name="T3">(TBD)</text:span></text:p>
      <text:h text:style-name="P22" text:outline-level="3">uTFTALogic.SANDFalse</text:h>
      <text:p text:style-name="Text_20_body"><text:span text:style-name="T3">(TBD)</text:span></text:p>
      <text:h text:style-name="P22" text:outline-level="3">uTFTALogic.SANDPANDTransform</text:h>
      <text:p text:style-name="Text_20_body"><text:span text:style-name="T3">(TBD)</text:span></text:p>
      <text:h text:style-name="P20" text:outline-level="2"><text:span text:style-name="T3">Unit uTFTAExpression</text:span></text:h>
      <text:p text:style-name="Text_20_body"><text:span text:style-name="T3">(TBD)</text:span></text:p>
      <text:h text:style-name="P20" text:outline-level="2"><text:span text:style-name="T3">Unit uTFTAObject</text:span></text:h>
      <text:p text:style-name="P17"><text:span text:style-name="T9">The current understanding is that there are no complex algorithms in any of uTFTAObject's routines / methods. The use and interplay of those should be sufficiently clear from studying (comments within) the source code.</text:span></text:p>
      <text:h text:style-name="P20" text:outline-level="2"><text:span text:style-name="T3">Unit uTFTAFormTFTASolver</text:span></text:h>
      <text:p text:style-name="P13"><text:span text:style-name="T9">The current understanding is that there are no complex algorithms in any of uTFTAObject's routines / methods. The use and interplay of those should be sufficiently clear from studying (comments within) the source code.</text:span></text:p>
      <text:p text:style-name="P13"><text:span text:style-name="T9">[E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ahs" svg:font-family="Aah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rman Participants" svg:font-family="'German Participants'" style:font-adornments="Standard"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2cm" fo:margin-left="0cm" fo:margin-right="-0.002cm" table:align="margins"/>
    </style:style>
    <style:style style:name="Tabelle3.A" style:family="table-column">
      <style:table-column-properties style:column-width="15.589cm" style:rel-column-width="53763*"/>
    </style:style>
    <style:style style:name="Tabelle3.B" style:family="table-column">
      <style:table-column-properties style:column-width="3.413cm" style:rel-column-width="11772*"/>
    </style:style>
    <style:style style:name="Tabelle3.A1" style:family="table-cell">
      <style:table-cell-properties fo:padding="0.097cm" fo:border="none"/>
    </style:style>
    <style:style style:name="MP1" style:family="paragraph" style:parent-style-name="Footer_20_left" style:master-page-name="">
      <style:paragraph-properties style:page-number="auto"/>
    </style:style>
    <style:style style:name="MP2" style:family="paragraph" style:parent-style-name="Footer_20_left">
      <style:paragraph-properties fo:text-align="end" style:justify-single-word="false"/>
    </style:style>
    <style:style style:name="MT1" style:family="text">
      <style:text-properties style:font-name="Nimbus Roman No9 L" fo:font-size="12pt" style:font-size-asian="12pt" style:font-size-complex="12pt"/>
    </style:style>
    <style:style style:name="MT2" style:family="text">
      <style:text-properties fo:font-size="12pt" style:font-size-asian="12pt" style:font-size-complex="12pt"/>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title>Description of the TFTASOLVER Algorithms</text:title> / <text:initial-creator>Simon J. Schilling</text:initial-creator> / <text:date style:data-style-name="N80" text:date-value="2008-12-12T23:24:33">12. Dec. 2008</text:date> / Version <text:editing-cycles>47</text:editing-cycles></text:p>
            </table:table-cell>
            <table:table-cell table:style-name="Tabelle3.A1" office:value-type="string">
              <text:p text:style-name="MP2"><text:span text:style-name="MT1">page</text:span> <text:span text:style-name="MT2"><text:page-number text:select-page="current">7</text:page-number></text:span><text:span text:style-name="MT2"> of <text:s/></text:span><text:span text:style-name="MT2"><text:page-count>7</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47</meta:editing-cycles>
    <meta:editing-duration>PT12H31M22S</meta:editing-duration>
    <dc:description>part of TFTASolver package at tftasolver.berlios.de</dc:description>
    <dc:date>2008-12-12T23:24:33</dc:date>
    <dc:creator>Simon J. Schilling</dc:creator>
    <meta:printed-by>Simon J. Schilling</meta:printed-by>
    <meta:print-date>2008-12-12T17:49:54</meta:print-date>
    <meta:document-statistic meta:table-count="13" meta:image-count="0" meta:object-count="0" meta:page-count="7" meta:paragraph-count="265" meta:word-count="2592" meta:character-count="14862"/>
    <meta:user-defined meta:name="Info 1"/>
    <meta:user-defined meta:name="Info 2"/>
    <meta:user-defined meta:name="Info 3"/>
    <meta:user-defined meta:name="Info 4"/>
  </office:meta>
</office:document-meta>
</file>